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itionalNamespaceResolver.addNamespace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itionalNamespaceResolver.AdditionalNamespaceResolver( Properties name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ditionalNamespaceResolver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ditionalNamespaceResolver.AdditionalNamespaceResolver( Namespace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ditionalNamespaceResolver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